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50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v3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1018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V3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string" calcext:value-type="string">
            <text:p>V1</text:p>
          </table:table-cell>
          <table:table-cell table:style-name="ce11" office:value-type="string" calcext:value-type="string">
            <text:p>V0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.216919" calcext:value-type="float">
            <text:p>24.216919</text:p>
          </table:table-cell>
          <table:table-cell table:style-name="ce12" office:value-type="float" office:value="58.645838" calcext:value-type="float">
            <text:p>58.645838</text:p>
          </table:table-cell>
          <table:table-cell table:style-name="ce12" office:value-type="float" office:value="75.134646" calcext:value-type="float">
            <text:p>75.134646</text:p>
          </table:table-cell>
          <table:table-cell table:style-name="ce12" office:value-type="float" office:value="879.959273" calcext:value-type="float">
            <text:p>879.959273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2.168551" calcext:value-type="float">
            <text:p>12.168551</text:p>
          </table:table-cell>
          <table:table-cell table:style-name="ce12" office:value-type="float" office:value="26.675558" calcext:value-type="float">
            <text:p>26.675558</text:p>
          </table:table-cell>
          <table:table-cell table:style-name="ce12" office:value-type="float" office:value="36.24042" calcext:value-type="float">
            <text:p>36.24042</text:p>
          </table:table-cell>
          <table:table-cell table:style-name="ce12" office:value-type="float" office:value="428.143596" calcext:value-type="float">
            <text:p>428.143596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.697005" calcext:value-type="float">
            <text:p>9.697005</text:p>
          </table:table-cell>
          <table:table-cell table:style-name="ce12" office:value-type="float" office:value="19.860809" calcext:value-type="float">
            <text:p>19.860809</text:p>
          </table:table-cell>
          <table:table-cell table:style-name="ce12" office:value-type="float" office:value="27.466842" calcext:value-type="float">
            <text:p>27.466842</text:p>
          </table:table-cell>
          <table:table-cell table:style-name="ce12" office:value-type="float" office:value="343.802116" calcext:value-type="float">
            <text:p>343.802116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.101061" calcext:value-type="float">
            <text:p>6.101061</text:p>
          </table:table-cell>
          <table:table-cell table:style-name="ce12" office:value-type="float" office:value="11.698138" calcext:value-type="float">
            <text:p>11.698138</text:p>
          </table:table-cell>
          <table:table-cell table:style-name="ce12" office:value-type="float" office:value="16.04878" calcext:value-type="float">
            <text:p>16.04878</text:p>
          </table:table-cell>
          <table:table-cell table:style-name="ce12" office:value-type="float" office:value="211.552152" calcext:value-type="float">
            <text:p>211.552152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468314" calcext:value-type="float">
            <text:p>2.468314</text:p>
          </table:table-cell>
          <table:table-cell table:style-name="ce12" office:value-type="float" office:value="4.617197" calcext:value-type="float">
            <text:p>4.617197</text:p>
          </table:table-cell>
          <table:table-cell table:style-name="ce12" office:value-type="float" office:value="6.015017" calcext:value-type="float">
            <text:p>6.015017</text:p>
          </table:table-cell>
          <table:table-cell table:style-name="ce12" office:value-type="float" office:value="88.452974" calcext:value-type="float">
            <text:p>88.452974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.244379" calcext:value-type="float">
            <text:p>1.244379</text:p>
          </table:table-cell>
          <table:table-cell table:style-name="ce12" office:value-type="float" office:value="2.336082" calcext:value-type="float">
            <text:p>2.336082</text:p>
          </table:table-cell>
          <table:table-cell table:style-name="ce12" office:value-type="float" office:value="2.980778" calcext:value-type="float">
            <text:p>2.980778</text:p>
          </table:table-cell>
          <table:table-cell table:style-name="ce12" office:value-type="float" office:value="44.467088" calcext:value-type="float">
            <text:p>44.467088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279649" calcext:value-type="float">
            <text:p>0.279649</text:p>
          </table:table-cell>
          <table:table-cell table:style-name="ce12" office:value-type="float" office:value="0.503482" calcext:value-type="float">
            <text:p>0.503482</text:p>
          </table:table-cell>
          <table:table-cell table:style-name="ce12" office:value-type="float" office:value="0.61225" calcext:value-type="float">
            <text:p>0.61225</text:p>
          </table:table-cell>
          <table:table-cell table:style-name="ce12" office:value-type="float" office:value="9.064908" calcext:value-type="float">
            <text:p>9.064908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8.779508" calcext:value-type="float">
            <text:p>8.779508</text:p>
          </table:table-cell>
          <table:table-cell office:value-type="float" office:value="16.979514" calcext:value-type="float">
            <text:p>16.979514</text:p>
          </table:table-cell>
          <table:table-cell office:value-type="float" office:value="23.553459" calcext:value-type="float">
            <text:p>23.553459</text:p>
          </table:table-cell>
          <table:table-cell office:value-type="float" office:value="308.92655" calcext:value-type="float">
            <text:p>308.92655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4.403163" calcext:value-type="float">
            <text:p>4.403163</text:p>
          </table:table-cell>
          <table:table-cell office:value-type="float" office:value="8.271239" calcext:value-type="float">
            <text:p>8.271239</text:p>
          </table:table-cell>
          <table:table-cell office:value-type="float" office:value="10.61629" calcext:value-type="float">
            <text:p>10.61629</text:p>
          </table:table-cell>
          <table:table-cell office:value-type="float" office:value="154.610855" calcext:value-type="float">
            <text:p>154.610855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office:value-type="float" office:value="3.530202" calcext:value-type="float">
            <text:p>3.530202</text:p>
          </table:table-cell>
          <table:table-cell office:value-type="float" office:value="6.601942" calcext:value-type="float">
            <text:p>6.601942</text:p>
          </table:table-cell>
          <table:table-cell office:value-type="float" office:value="8.254965" calcext:value-type="float">
            <text:p>8.254965</text:p>
          </table:table-cell>
          <table:table-cell office:value-type="float" office:value="125.876624" calcext:value-type="float">
            <text:p>125.876624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2.215241" calcext:value-type="float">
            <text:p>2.215241</text:p>
          </table:table-cell>
          <table:table-cell office:value-type="float" office:value="4.135954" calcext:value-type="float">
            <text:p>4.135954</text:p>
          </table:table-cell>
          <table:table-cell office:value-type="float" office:value="5.155805" calcext:value-type="float">
            <text:p>5.155805</text:p>
          </table:table-cell>
          <table:table-cell office:value-type="float" office:value="77.436848" calcext:value-type="float">
            <text:p>77.436848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0.890528" calcext:value-type="float">
            <text:p>0.890528</text:p>
          </table:table-cell>
          <table:table-cell office:value-type="float" office:value="1.66568" calcext:value-type="float">
            <text:p>1.66568</text:p>
          </table:table-cell>
          <table:table-cell office:value-type="float" office:value="2.07941" calcext:value-type="float">
            <text:p>2.07941</text:p>
          </table:table-cell>
          <table:table-cell office:value-type="float" office:value="31.227229" calcext:value-type="float">
            <text:p>31.227229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451899" calcext:value-type="float">
            <text:p>0.451899</text:p>
          </table:table-cell>
          <table:table-cell office:value-type="float" office:value="0.844329" calcext:value-type="float">
            <text:p>0.844329</text:p>
          </table:table-cell>
          <table:table-cell office:value-type="float" office:value="1.052082" calcext:value-type="float">
            <text:p>1.052082</text:p>
          </table:table-cell>
          <table:table-cell office:value-type="float" office:value="14.811198" calcext:value-type="float">
            <text:p>14.811198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101723" calcext:value-type="float">
            <text:p>0.101723</text:p>
          </table:table-cell>
          <table:table-cell office:value-type="float" office:value="0.184578" calcext:value-type="float">
            <text:p>0.184578</text:p>
          </table:table-cell>
          <table:table-cell office:value-type="float" office:value="0.226681" calcext:value-type="float">
            <text:p>0.226681</text:p>
          </table:table-cell>
          <table:table-cell office:value-type="float" office:value="3.037966" calcext:value-type="float">
            <text:p>3.037966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3.923171" calcext:value-type="float">
            <text:p>3.923171</text:p>
          </table:table-cell>
          <table:table-cell office:value-type="float" office:value="7.353478" calcext:value-type="float">
            <text:p>7.353478</text:p>
          </table:table-cell>
          <table:table-cell office:value-type="float" office:value="9.111288" calcext:value-type="float">
            <text:p>9.111288</text:p>
          </table:table-cell>
          <table:table-cell office:value-type="float" office:value="137.539429" calcext:value-type="float">
            <text:p>137.539429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1.974158" calcext:value-type="float">
            <text:p>1.974158</text:p>
          </table:table-cell>
          <table:table-cell office:value-type="float" office:value="3.695182" calcext:value-type="float">
            <text:p>3.695182</text:p>
          </table:table-cell>
          <table:table-cell office:value-type="float" office:value="4.582537" calcext:value-type="float">
            <text:p>4.582537</text:p>
          </table:table-cell>
          <table:table-cell office:value-type="float" office:value="69.26834" calcext:value-type="float">
            <text:p>69.26834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.57523" calcext:value-type="float">
            <text:p>1.57523</text:p>
          </table:table-cell>
          <table:table-cell office:value-type="float" office:value="2.954162" calcext:value-type="float">
            <text:p>2.954162</text:p>
          </table:table-cell>
          <table:table-cell office:value-type="float" office:value="3.646348" calcext:value-type="float">
            <text:p>3.646348</text:p>
          </table:table-cell>
          <table:table-cell office:value-type="float" office:value="54.381279" calcext:value-type="float">
            <text:p>54.381279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0.998784" calcext:value-type="float">
            <text:p>0.998784</text:p>
          </table:table-cell>
          <table:table-cell office:value-type="float" office:value="1.85574" calcext:value-type="float">
            <text:p>1.85574</text:p>
          </table:table-cell>
          <table:table-cell office:value-type="float" office:value="2.290025" calcext:value-type="float">
            <text:p>2.290025</text:p>
          </table:table-cell>
          <table:table-cell office:value-type="float" office:value="35.429022" calcext:value-type="float">
            <text:p>35.429022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403589" calcext:value-type="float">
            <text:p>0.403589</text:p>
          </table:table-cell>
          <table:table-cell office:value-type="float" office:value="0.746059" calcext:value-type="float">
            <text:p>0.746059</text:p>
          </table:table-cell>
          <table:table-cell office:value-type="float" office:value="0.922087" calcext:value-type="float">
            <text:p>0.922087</text:p>
          </table:table-cell>
          <table:table-cell office:value-type="float" office:value="15.800003" calcext:value-type="float">
            <text:p>15.800003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204626" calcext:value-type="float">
            <text:p>0.204626</text:p>
          </table:table-cell>
          <table:table-cell office:value-type="float" office:value="0.37918" calcext:value-type="float">
            <text:p>0.37918</text:p>
          </table:table-cell>
          <table:table-cell office:value-type="float" office:value="0.469116" calcext:value-type="float">
            <text:p>0.469116</text:p>
          </table:table-cell>
          <table:table-cell office:value-type="float" office:value="7.439624" calcext:value-type="float">
            <text:p>7.439624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46141" calcext:value-type="float">
            <text:p>0.046141</text:p>
          </table:table-cell>
          <table:table-cell office:value-type="float" office:value="0.085075" calcext:value-type="float">
            <text:p>0.085075</text:p>
          </table:table-cell>
          <table:table-cell office:value-type="float" office:value="0.103551" calcext:value-type="float">
            <text:p>0.103551</text:p>
          </table:table-cell>
          <table:table-cell office:value-type="float" office:value="1.618978" calcext:value-type="float">
            <text:p>1.618978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2.23965" calcext:value-type="float">
            <text:p>2.23965</text:p>
          </table:table-cell>
          <table:table-cell office:value-type="float" office:value="4.148402" calcext:value-type="float">
            <text:p>4.148402</text:p>
          </table:table-cell>
          <table:table-cell office:value-type="float" office:value="5.239413" calcext:value-type="float">
            <text:p>5.239413</text:p>
          </table:table-cell>
          <table:table-cell office:value-type="float" office:value="80.701903" calcext:value-type="float">
            <text:p>80.701903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1.118931" calcext:value-type="float">
            <text:p>1.118931</text:p>
          </table:table-cell>
          <table:table-cell office:value-type="float" office:value="2.081687" calcext:value-type="float">
            <text:p>2.081687</text:p>
          </table:table-cell>
          <table:table-cell office:value-type="float" office:value="2.621655" calcext:value-type="float">
            <text:p>2.621655</text:p>
          </table:table-cell>
          <table:table-cell office:value-type="float" office:value="38.876078" calcext:value-type="float">
            <text:p>38.876078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0.897744" calcext:value-type="float">
            <text:p>0.897744</text:p>
          </table:table-cell>
          <table:table-cell office:value-type="float" office:value="1.669152" calcext:value-type="float">
            <text:p>1.669152</text:p>
          </table:table-cell>
          <table:table-cell office:value-type="float" office:value="2.105216" calcext:value-type="float">
            <text:p>2.105216</text:p>
          </table:table-cell>
          <table:table-cell office:value-type="float" office:value="30.947661" calcext:value-type="float">
            <text:p>30.947661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float" office:value="0.560408" calcext:value-type="float">
            <text:p>0.560408</text:p>
          </table:table-cell>
          <table:table-cell office:value-type="float" office:value="1.045429" calcext:value-type="float">
            <text:p>1.045429</text:p>
          </table:table-cell>
          <table:table-cell office:value-type="float" office:value="1.316174" calcext:value-type="float">
            <text:p>1.316174</text:p>
          </table:table-cell>
          <table:table-cell office:value-type="float" office:value="19.235899" calcext:value-type="float">
            <text:p>19.235899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230926" calcext:value-type="float">
            <text:p>0.230926</text:p>
          </table:table-cell>
          <table:table-cell office:value-type="float" office:value="0.423427" calcext:value-type="float">
            <text:p>0.423427</text:p>
          </table:table-cell>
          <table:table-cell office:value-type="float" office:value="0.531193" calcext:value-type="float">
            <text:p>0.531193</text:p>
          </table:table-cell>
          <table:table-cell office:value-type="float" office:value="7.428089" calcext:value-type="float">
            <text:p>7.428089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.114832" calcext:value-type="float">
            <text:p>0.114832</text:p>
          </table:table-cell>
          <table:table-cell office:value-type="float" office:value="0.215349" calcext:value-type="float">
            <text:p>0.215349</text:p>
          </table:table-cell>
          <table:table-cell office:value-type="float" office:value="0.269888" calcext:value-type="float">
            <text:p>0.269888</text:p>
          </table:table-cell>
          <table:table-cell office:value-type="float" office:value="3.728063" calcext:value-type="float">
            <text:p>3.728063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026606" calcext:value-type="float">
            <text:p>0.026606</text:p>
          </table:table-cell>
          <table:table-cell office:value-type="float" office:value="0.049682" calcext:value-type="float">
            <text:p>0.049682</text:p>
          </table:table-cell>
          <table:table-cell office:value-type="float" office:value="0.061839" calcext:value-type="float">
            <text:p>0.061839</text:p>
          </table:table-cell>
          <table:table-cell office:value-type="float" office:value="0.77969" calcext:value-type="float">
            <text:p>0.77969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V3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string" calcext:value-type="string">
            <text:p>V1</text:p>
          </table:table-cell>
          <table:table-cell table:style-name="ce11" office:value-type="string" calcext:value-type="string">
            <text:p>V0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.006457" calcext:value-type="float">
            <text:p>1.006457</text:p>
          </table:table-cell>
          <table:table-cell table:style-name="ce12" office:value-type="float" office:value="1.869143" calcext:value-type="float">
            <text:p>1.869143</text:p>
          </table:table-cell>
          <table:table-cell table:style-name="ce12" office:value-type="float" office:value="2.506302" calcext:value-type="float">
            <text:p>2.506302</text:p>
          </table:table-cell>
          <table:table-cell table:style-name="ce12" office:value-type="float" office:value="32.487474" calcext:value-type="float">
            <text:p>32.487474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0.509197" calcext:value-type="float">
            <text:p>0.509197</text:p>
          </table:table-cell>
          <table:table-cell table:style-name="ce12" office:value-type="float" office:value="0.936039" calcext:value-type="float">
            <text:p>0.936039</text:p>
          </table:table-cell>
          <table:table-cell table:style-name="ce12" office:value-type="float" office:value="1.260833" calcext:value-type="float">
            <text:p>1.260833</text:p>
          </table:table-cell>
          <table:table-cell table:style-name="ce12" office:value-type="float" office:value="16.227674" calcext:value-type="float">
            <text:p>16.227674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.411954" calcext:value-type="float">
            <text:p>0.411954</text:p>
          </table:table-cell>
          <table:table-cell table:style-name="ce12" office:value-type="float" office:value="0.753887" calcext:value-type="float">
            <text:p>0.753887</text:p>
          </table:table-cell>
          <table:table-cell table:style-name="ce12" office:value-type="float" office:value="1.008276" calcext:value-type="float">
            <text:p>1.008276</text:p>
          </table:table-cell>
          <table:table-cell table:style-name="ce12" office:value-type="float" office:value="12.782729" calcext:value-type="float">
            <text:p>12.782729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0.254887" calcext:value-type="float">
            <text:p>0.254887</text:p>
          </table:table-cell>
          <table:table-cell table:style-name="ce12" office:value-type="float" office:value="0.471384" calcext:value-type="float">
            <text:p>0.471384</text:p>
          </table:table-cell>
          <table:table-cell table:style-name="ce12" office:value-type="float" office:value="0.627108" calcext:value-type="float">
            <text:p>0.627108</text:p>
          </table:table-cell>
          <table:table-cell table:style-name="ce12" office:value-type="float" office:value="7.92002" calcext:value-type="float">
            <text:p>7.92002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111413" calcext:value-type="float">
            <text:p>0.111413</text:p>
          </table:table-cell>
          <table:table-cell table:style-name="ce12" office:value-type="float" office:value="0.190261" calcext:value-type="float">
            <text:p>0.190261</text:p>
          </table:table-cell>
          <table:table-cell table:style-name="ce12" office:value-type="float" office:value="0.252865" calcext:value-type="float">
            <text:p>0.252865</text:p>
          </table:table-cell>
          <table:table-cell table:style-name="ce12" office:value-type="float" office:value="3.161162" calcext:value-type="float">
            <text:p>3.161162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056263" calcext:value-type="float">
            <text:p>0.056263</text:p>
          </table:table-cell>
          <table:table-cell table:style-name="ce12" office:value-type="float" office:value="0.097338" calcext:value-type="float">
            <text:p>0.097338</text:p>
          </table:table-cell>
          <table:table-cell table:style-name="ce12" office:value-type="float" office:value="0.12896" calcext:value-type="float">
            <text:p>0.12896</text:p>
          </table:table-cell>
          <table:table-cell table:style-name="ce12" office:value-type="float" office:value="1.594185" calcext:value-type="float">
            <text:p>1.594185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1244" calcext:value-type="float">
            <text:p>0.01244</text:p>
          </table:table-cell>
          <table:table-cell table:style-name="ce12" office:value-type="float" office:value="0.023128" calcext:value-type="float">
            <text:p>0.023128</text:p>
          </table:table-cell>
          <table:table-cell table:style-name="ce12" office:value-type="float" office:value="0.027221" calcext:value-type="float">
            <text:p>0.027221</text:p>
          </table:table-cell>
          <table:table-cell table:style-name="ce12" office:value-type="float" office:value="0.343522" calcext:value-type="float">
            <text:p>0.343522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0.587713" calcext:value-type="float">
            <text:p>0.587713</text:p>
          </table:table-cell>
          <table:table-cell office:value-type="float" office:value="1.086771" calcext:value-type="float">
            <text:p>1.086771</text:p>
          </table:table-cell>
          <table:table-cell office:value-type="float" office:value="1.261478" calcext:value-type="float">
            <text:p>1.261478</text:p>
          </table:table-cell>
          <table:table-cell office:value-type="float" office:value="17.646403" calcext:value-type="float">
            <text:p>17.646403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0.303813" calcext:value-type="float">
            <text:p>0.303813</text:p>
          </table:table-cell>
          <table:table-cell office:value-type="float" office:value="0.546893" calcext:value-type="float">
            <text:p>0.546893</text:p>
          </table:table-cell>
          <table:table-cell office:value-type="float" office:value="0.637178" calcext:value-type="float">
            <text:p>0.637178</text:p>
          </table:table-cell>
          <table:table-cell office:value-type="float" office:value="8.860009" calcext:value-type="float">
            <text:p>8.860009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" calcext:value-type="float">
            <text:p>40</text:p>
          </table:table-cell>
          <table:table-cell office:value-type="float" office:value="0.252728" calcext:value-type="float">
            <text:p>0.252728</text:p>
          </table:table-cell>
          <table:table-cell office:value-type="float" office:value="0.443365" calcext:value-type="float">
            <text:p>0.443365</text:p>
          </table:table-cell>
          <table:table-cell office:value-type="float" office:value="0.514019" calcext:value-type="float">
            <text:p>0.514019</text:p>
          </table:table-cell>
          <table:table-cell office:value-type="float" office:value="7.075346" calcext:value-type="float">
            <text:p>7.075346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office:value-type="float" office:value="0.15669" calcext:value-type="float">
            <text:p>0.15669</text:p>
          </table:table-cell>
          <table:table-cell office:value-type="float" office:value="0.277008" calcext:value-type="float">
            <text:p>0.277008</text:p>
          </table:table-cell>
          <table:table-cell office:value-type="float" office:value="0.325923" calcext:value-type="float">
            <text:p>0.325923</text:p>
          </table:table-cell>
          <table:table-cell office:value-type="float" office:value="4.444889" calcext:value-type="float">
            <text:p>4.444889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0.072563" calcext:value-type="float">
            <text:p>0.072563</text:p>
          </table:table-cell>
          <table:table-cell office:value-type="float" office:value="0.118457" calcext:value-type="float">
            <text:p>0.118457</text:p>
          </table:table-cell>
          <table:table-cell office:value-type="float" office:value="0.141459" calcext:value-type="float">
            <text:p>0.141459</text:p>
          </table:table-cell>
          <table:table-cell office:value-type="float" office:value="1.792119" calcext:value-type="float">
            <text:p>1.792119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58197" calcext:value-type="float">
            <text:p>0.058197</text:p>
          </table:table-cell>
          <table:table-cell office:value-type="float" office:value="0.074449" calcext:value-type="float">
            <text:p>0.074449</text:p>
          </table:table-cell>
          <table:table-cell office:value-type="float" office:value="0.921403" calcext:value-type="float">
            <text:p>0.921403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007531" calcext:value-type="float">
            <text:p>0.007531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4819" calcext:value-type="float">
            <text:p>0.014819</text:p>
          </table:table-cell>
          <table:table-cell office:value-type="float" office:value="0.216238" calcext:value-type="float">
            <text:p>0.216238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278743" calcext:value-type="float">
            <text:p>0.278743</text:p>
          </table:table-cell>
          <table:table-cell office:value-type="float" office:value="0.51884" calcext:value-type="float">
            <text:p>0.51884</text:p>
          </table:table-cell>
          <table:table-cell office:value-type="float" office:value="0.602692" calcext:value-type="float">
            <text:p>0.602692</text:p>
          </table:table-cell>
          <table:table-cell office:value-type="float" office:value="7.815543" calcext:value-type="float">
            <text:p>7.815543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144472" calcext:value-type="float">
            <text:p>0.144472</text:p>
          </table:table-cell>
          <table:table-cell office:value-type="float" office:value="0.264958" calcext:value-type="float">
            <text:p>0.264958</text:p>
          </table:table-cell>
          <table:table-cell office:value-type="float" office:value="0.306216" calcext:value-type="float">
            <text:p>0.306216</text:p>
          </table:table-cell>
          <table:table-cell office:value-type="float" office:value="3.916218" calcext:value-type="float">
            <text:p>3.916218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0.121067" calcext:value-type="float">
            <text:p>0.121067</text:p>
          </table:table-cell>
          <table:table-cell office:value-type="float" office:value="0.221278" calcext:value-type="float">
            <text:p>0.221278</text:p>
          </table:table-cell>
          <table:table-cell office:value-type="float" office:value="0.253803" calcext:value-type="float">
            <text:p>0.253803</text:p>
          </table:table-cell>
          <table:table-cell office:value-type="float" office:value="3.136734" calcext:value-type="float">
            <text:p>3.136734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0.078536" calcext:value-type="float">
            <text:p>0.078536</text:p>
          </table:table-cell>
          <table:table-cell office:value-type="float" office:value="0.141124" calcext:value-type="float">
            <text:p>0.141124</text:p>
          </table:table-cell>
          <table:table-cell office:value-type="float" office:value="0.160674" calcext:value-type="float">
            <text:p>0.160674</text:p>
          </table:table-cell>
          <table:table-cell office:value-type="float" office:value="1.958934" calcext:value-type="float">
            <text:p>1.958934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31029" calcext:value-type="float">
            <text:p>0.031029</text:p>
          </table:table-cell>
          <table:table-cell office:value-type="float" office:value="0.059899" calcext:value-type="float">
            <text:p>0.059899</text:p>
          </table:table-cell>
          <table:table-cell office:value-type="float" office:value="0.073745" calcext:value-type="float">
            <text:p>0.073745</text:p>
          </table:table-cell>
          <table:table-cell office:value-type="float" office:value="0.786562" calcext:value-type="float">
            <text:p>0.786562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29453" calcext:value-type="float">
            <text:p>0.029453</text:p>
          </table:table-cell>
          <table:table-cell office:value-type="float" office:value="0.038729" calcext:value-type="float">
            <text:p>0.038729</text:p>
          </table:table-cell>
          <table:table-cell office:value-type="float" office:value="0.396289" calcext:value-type="float">
            <text:p>0.396289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9502" calcext:value-type="float">
            <text:p>0.009502</text:p>
          </table:table-cell>
          <table:table-cell office:value-type="float" office:value="0.00731" calcext:value-type="float">
            <text:p>0.00731</text:p>
          </table:table-cell>
          <table:table-cell office:value-type="float" office:value="0.081865" calcext:value-type="float">
            <text:p>0.081865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096665" calcext:value-type="float">
            <text:p>0.096665</text:p>
          </table:table-cell>
          <table:table-cell office:value-type="float" office:value="0.163842" calcext:value-type="float">
            <text:p>0.163842</text:p>
          </table:table-cell>
          <table:table-cell office:value-type="float" office:value="0.165579" calcext:value-type="float">
            <text:p>0.165579</text:p>
          </table:table-cell>
          <table:table-cell office:value-type="float" office:value="1.959924" calcext:value-type="float">
            <text:p>1.959924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0.056308" calcext:value-type="float">
            <text:p>0.056308</text:p>
          </table:table-cell>
          <table:table-cell office:value-type="float" office:value="0.088206" calcext:value-type="float">
            <text:p>0.088206</text:p>
          </table:table-cell>
          <table:table-cell office:value-type="float" office:value="0.098244" calcext:value-type="float">
            <text:p>0.098244</text:p>
          </table:table-cell>
          <table:table-cell office:value-type="float" office:value="0.977954" calcext:value-type="float">
            <text:p>0.977954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0.039534" calcext:value-type="float">
            <text:p>0.039534</text:p>
          </table:table-cell>
          <table:table-cell office:value-type="float" office:value="0.073513" calcext:value-type="float">
            <text:p>0.073513</text:p>
          </table:table-cell>
          <table:table-cell office:value-type="float" office:value="0.081552" calcext:value-type="float">
            <text:p>0.081552</text:p>
          </table:table-cell>
          <table:table-cell office:value-type="float" office:value="0.79069" calcext:value-type="float">
            <text:p>0.79069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0.034565" calcext:value-type="float">
            <text:p>0.034565</text:p>
          </table:table-cell>
          <table:table-cell office:value-type="float" office:value="0.045896" calcext:value-type="float">
            <text:p>0.045896</text:p>
          </table:table-cell>
          <table:table-cell office:value-type="float" office:value="0.057923" calcext:value-type="float">
            <text:p>0.057923</text:p>
          </table:table-cell>
          <table:table-cell office:value-type="float" office:value="0.492104" calcext:value-type="float">
            <text:p>0.492104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.021917" calcext:value-type="float">
            <text:p>0.021917</text:p>
          </table:table-cell>
          <table:table-cell office:value-type="float" office:value="0.019612" calcext:value-type="float">
            <text:p>0.019612</text:p>
          </table:table-cell>
          <table:table-cell office:value-type="float" office:value="0.198461" calcext:value-type="float">
            <text:p>0.198461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4404" calcext:value-type="float">
            <text:p>0.004404</text:p>
          </table:table-cell>
          <table:table-cell office:value-type="float" office:value="0.009333" calcext:value-type="float">
            <text:p>0.009333</text:p>
          </table:table-cell>
          <table:table-cell office:value-type="float" office:value="0.016763" calcext:value-type="float">
            <text:p>0.016763</text:p>
          </table:table-cell>
          <table:table-cell office:value-type="float" office:value="0.09976" calcext:value-type="float">
            <text:p>0.09976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01511" calcext:value-type="float">
            <text:p>0.001511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2149" calcext:value-type="float">
            <text:p>0.002149</text:p>
          </table:table-cell>
          <table:table-cell office:value-type="float" office:value="0.020598" calcext:value-type="float">
            <text:p>0.02059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V3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string" calcext:value-type="string">
            <text:p>V1</text:p>
          </table:table-cell>
          <table:table-cell table:style-name="ce11" office:value-type="string" calcext:value-type="string">
            <text:p>V0</text:p>
          </table:table-cell>
          <table:table-cell table:number-columns-repeated="1018"/>
        </table:table-row>
        <table:table-row table:style-name="ro1"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float" office:value="0.033891" calcext:value-type="float">
            <text:p>0.033891</text:p>
          </table:table-cell>
          <table:table-cell table:style-name="ce12" office:value-type="float" office:value="0.057151" calcext:value-type="float">
            <text:p>0.057151</text:p>
          </table:table-cell>
          <table:table-cell table:style-name="ce12" office:value-type="float" office:value="0.041795" calcext:value-type="float">
            <text:p>0.041795</text:p>
          </table:table-cell>
          <table:table-cell table:style-name="ce12" office:value-type="float" office:value="0.3153" calcext:value-type="float">
            <text:p>0.3153</text:p>
          </table:table-cell>
          <table:table-cell table:number-columns-repeated="1018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0.017193" calcext:value-type="float">
            <text:p>0.017193</text:p>
          </table:table-cell>
          <table:table-cell table:style-name="ce12" office:value-type="float" office:value="0.032012" calcext:value-type="float">
            <text:p>0.032012</text:p>
          </table:table-cell>
          <table:table-cell table:style-name="ce12" office:value-type="float" office:value="0.026332" calcext:value-type="float">
            <text:p>0.026332</text:p>
          </table:table-cell>
          <table:table-cell table:style-name="ce12" office:value-type="float" office:value="0.158297" calcext:value-type="float">
            <text:p>0.158297</text:p>
          </table:table-cell>
          <table:table-cell table:number-columns-repeated="1018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.022354" calcext:value-type="float">
            <text:p>0.022354</text:p>
          </table:table-cell>
          <table:table-cell table:style-name="ce12" office:value-type="float" office:value="0.030095" calcext:value-type="float">
            <text:p>0.030095</text:p>
          </table:table-cell>
          <table:table-cell table:style-name="ce12" office:value-type="float" office:value="0.026814" calcext:value-type="float">
            <text:p>0.026814</text:p>
          </table:table-cell>
          <table:table-cell table:style-name="ce12" office:value-type="float" office:value="0.134378" calcext:value-type="float">
            <text:p>0.134378</text:p>
          </table:table-cell>
          <table:table-cell table:number-columns-repeated="1018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0.00673" calcext:value-type="float">
            <text:p>0.00673</text:p>
          </table:table-cell>
          <table:table-cell table:style-name="ce12" office:value-type="float" office:value="0.011818" calcext:value-type="float">
            <text:p>0.011818</text:p>
          </table:table-cell>
          <table:table-cell table:style-name="ce12" office:value-type="float" office:value="0.009053" calcext:value-type="float">
            <text:p>0.009053</text:p>
          </table:table-cell>
          <table:table-cell table:style-name="ce12" office:value-type="float" office:value="0.082458" calcext:value-type="float">
            <text:p>0.082458</text:p>
          </table:table-cell>
          <table:table-cell table:number-columns-repeated="1018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002649" calcext:value-type="float">
            <text:p>0.002649</text:p>
          </table:table-cell>
          <table:table-cell table:style-name="ce12" office:value-type="float" office:value="0.00542" calcext:value-type="float">
            <text:p>0.00542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 office:value-type="float" office:value="0.040409" calcext:value-type="float">
            <text:p>0.040409</text:p>
          </table:table-cell>
          <table:table-cell table:number-columns-repeated="1018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001794" calcext:value-type="float">
            <text:p>0.001794</text:p>
          </table:table-cell>
          <table:table-cell table:style-name="ce12" office:value-type="float" office:value="0.004217" calcext:value-type="float">
            <text:p>0.004217</text:p>
          </table:table-cell>
          <table:table-cell table:style-name="ce12" office:value-type="float" office:value="0.002398" calcext:value-type="float">
            <text:p>0.002398</text:p>
          </table:table-cell>
          <table:table-cell table:style-name="ce12" office:value-type="float" office:value="0.020819" calcext:value-type="float">
            <text:p>0.020819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V3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string" calcext:value-type="string">
            <text:p>V1</text:p>
          </table:table-cell>
          <table:table-cell table:style-name="ce11" office:value-type="string" calcext:value-type="string">
            <text:p>V0</text:p>
          </table:table-cell>
          <table:table-cell table:style-name="ce15" table:number-columns-repeated="230"/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0.278743" calcext:value-type="float">
            <text:p>0.278743</text:p>
          </table:table-cell>
          <table:table-cell table:style-name="ce12" office:value-type="float" office:value="0.51884" calcext:value-type="float">
            <text:p>0.51884</text:p>
          </table:table-cell>
          <table:table-cell table:style-name="ce12" office:value-type="float" office:value="0.602692" calcext:value-type="float">
            <text:p>0.602692</text:p>
          </table:table-cell>
          <table:table-cell table:style-name="ce12" office:value-type="float" office:value="7.815543" calcext:value-type="float">
            <text:p>7.815543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0.144472" calcext:value-type="float">
            <text:p>0.144472</text:p>
          </table:table-cell>
          <table:table-cell table:style-name="ce12" office:value-type="float" office:value="0.264958" calcext:value-type="float">
            <text:p>0.264958</text:p>
          </table:table-cell>
          <table:table-cell table:style-name="ce12" office:value-type="float" office:value="0.306216" calcext:value-type="float">
            <text:p>0.306216</text:p>
          </table:table-cell>
          <table:table-cell table:style-name="ce12" office:value-type="float" office:value="3.916218" calcext:value-type="float">
            <text:p>3.916218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40" calcext:value-type="float">
            <text:p>40</text:p>
          </table:table-cell>
          <table:table-cell table:style-name="ce14" office:value-type="float" office:value="0.121067" calcext:value-type="float">
            <text:p>0.121067</text:p>
          </table:table-cell>
          <table:table-cell table:style-name="ce12" office:value-type="float" office:value="0.221278" calcext:value-type="float">
            <text:p>0.221278</text:p>
          </table:table-cell>
          <table:table-cell table:style-name="ce12" office:value-type="float" office:value="0.253803" calcext:value-type="float">
            <text:p>0.253803</text:p>
          </table:table-cell>
          <table:table-cell table:style-name="ce12" office:value-type="float" office:value="3.136734" calcext:value-type="float">
            <text:p>3.136734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25" calcext:value-type="float">
            <text:p>25</text:p>
          </table:table-cell>
          <table:table-cell table:style-name="ce14" office:value-type="float" office:value="0.078536" calcext:value-type="float">
            <text:p>0.078536</text:p>
          </table:table-cell>
          <table:table-cell table:style-name="ce12" office:value-type="float" office:value="0.141124" calcext:value-type="float">
            <text:p>0.141124</text:p>
          </table:table-cell>
          <table:table-cell table:style-name="ce12" office:value-type="float" office:value="0.160674" calcext:value-type="float">
            <text:p>0.160674</text:p>
          </table:table-cell>
          <table:table-cell table:style-name="ce12" office:value-type="float" office:value="1.958934" calcext:value-type="float">
            <text:p>1.958934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0.031029" calcext:value-type="float">
            <text:p>0.031029</text:p>
          </table:table-cell>
          <table:table-cell table:style-name="ce12" office:value-type="float" office:value="0.059899" calcext:value-type="float">
            <text:p>0.059899</text:p>
          </table:table-cell>
          <table:table-cell table:style-name="ce12" office:value-type="float" office:value="0.073745" calcext:value-type="float">
            <text:p>0.073745</text:p>
          </table:table-cell>
          <table:table-cell table:style-name="ce12" office:value-type="float" office:value="0.786562" calcext:value-type="float">
            <text:p>0.786562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.01988" calcext:value-type="float">
            <text:p>0.01988</text:p>
          </table:table-cell>
          <table:table-cell table:style-name="ce12" office:value-type="float" office:value="0.029453" calcext:value-type="float">
            <text:p>0.029453</text:p>
          </table:table-cell>
          <table:table-cell table:style-name="ce12" office:value-type="float" office:value="0.038729" calcext:value-type="float">
            <text:p>0.038729</text:p>
          </table:table-cell>
          <table:table-cell table:style-name="ce12" office:value-type="float" office:value="0.396289" calcext:value-type="float">
            <text:p>0.396289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.003871" calcext:value-type="float">
            <text:p>0.003871</text:p>
          </table:table-cell>
          <table:table-cell table:style-name="ce12" office:value-type="float" office:value="0.009502" calcext:value-type="float">
            <text:p>0.009502</text:p>
          </table:table-cell>
          <table:table-cell table:style-name="ce12" office:value-type="float" office:value="0.00731" calcext:value-type="float">
            <text:p>0.00731</text:p>
          </table:table-cell>
          <table:table-cell table:style-name="ce12" office:value-type="float" office:value="0.081865" calcext:value-type="float">
            <text:p>0.081865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00:59:21.146913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4T01:02:28.653565857</dc:date>
    <meta:editing-duration>PT8H23M46S</meta:editing-duration>
    <meta:editing-cycles>7</meta:editing-cycles>
    <meta:generator>LibreOffice/6.0.7.3$Linux_X86_64 LibreOffice_project/00m0$Build-3</meta:generator>
    <meta:document-statistic meta:table-count="1" meta:cell-count="1226" meta:object-count="0"/>
  </office:meta>
</office:document-meta>
</file>